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b0b8a" officeooo:paragraph-rsid="001b0b8a" style:font-size-asian="22pt" style:font-size-complex="22pt"/>
    </style:style>
    <style:style style:name="P2" style:family="paragraph" style:parent-style-name="Standard">
      <style:text-properties fo:font-size="22pt" officeooo:rsid="001b0b8a" officeooo:paragraph-rsid="001d3ecc" style:font-size-asian="22pt" style:font-size-complex="22pt"/>
    </style:style>
    <style:style style:name="P3" style:family="paragraph" style:parent-style-name="Standard">
      <style:text-properties fo:font-size="22pt" officeooo:rsid="001b0b8a" officeooo:paragraph-rsid="001ba447" style:font-size-asian="22pt" style:font-size-complex="22pt"/>
    </style:style>
    <style:style style:name="P4" style:family="paragraph" style:parent-style-name="Standard">
      <style:text-properties fo:font-size="22pt" officeooo:rsid="001b0b8a" officeooo:paragraph-rsid="00266d18" style:font-size-asian="22pt" style:font-size-complex="22pt"/>
    </style:style>
    <style:style style:name="P5" style:family="paragraph" style:parent-style-name="Standard">
      <style:text-properties fo:font-size="22pt" officeooo:paragraph-rsid="001d0166" style:font-size-asian="22pt" style:font-size-complex="22pt"/>
    </style:style>
    <style:style style:name="P6" style:family="paragraph" style:parent-style-name="Standard">
      <style:text-properties fo:font-size="22pt" officeooo:rsid="001ba447" officeooo:paragraph-rsid="001ba447" style:font-size-asian="22pt" style:font-size-complex="22pt"/>
    </style:style>
    <style:style style:name="P7" style:family="paragraph" style:parent-style-name="Standard">
      <style:text-properties fo:font-size="22pt" officeooo:rsid="001ba447" officeooo:paragraph-rsid="0021e862" style:font-size-asian="22pt" style:font-size-complex="22pt"/>
    </style:style>
    <style:style style:name="P8" style:family="paragraph" style:parent-style-name="Standard">
      <style:text-properties fo:font-size="22pt" fo:language="en" fo:country="US" officeooo:rsid="001b0b8a" officeooo:paragraph-rsid="001d3ecc" style:font-size-asian="22pt" style:font-size-complex="22pt"/>
    </style:style>
    <style:style style:name="P9" style:family="paragraph" style:parent-style-name="Standard">
      <style:text-properties fo:font-size="22pt" fo:language="en" fo:country="US" officeooo:rsid="001b0b8a" officeooo:paragraph-rsid="001ba447" style:font-size-asian="22pt" style:font-size-complex="22pt"/>
    </style:style>
    <style:style style:name="P10" style:family="paragraph" style:parent-style-name="Standard">
      <style:text-properties fo:font-size="22pt" fo:language="en" fo:country="US" officeooo:rsid="001b0b8a" officeooo:paragraph-rsid="0021e862" style:font-size-asian="22pt" style:font-size-complex="22pt"/>
    </style:style>
    <style:style style:name="P11" style:family="paragraph" style:parent-style-name="Standard">
      <style:text-properties fo:font-size="22pt" fo:language="en" fo:country="US" officeooo:rsid="001b0b8a" officeooo:paragraph-rsid="00266d18" style:font-size-asian="22pt" style:font-size-complex="22pt"/>
    </style:style>
    <style:style style:name="P12" style:family="paragraph" style:parent-style-name="Standard">
      <style:text-properties fo:font-size="22pt" fo:language="en" fo:country="US" officeooo:rsid="001ba447" officeooo:paragraph-rsid="001ba447" style:font-size-asian="22pt" style:font-size-complex="22pt"/>
    </style:style>
    <style:style style:name="P13" style:family="paragraph" style:parent-style-name="Standard">
      <style:text-properties fo:font-size="22pt" fo:language="en" fo:country="US" officeooo:rsid="001ba447" officeooo:paragraph-rsid="001d3ecc" style:font-size-asian="22pt" style:font-size-complex="22pt"/>
    </style:style>
    <style:style style:name="P14" style:family="paragraph" style:parent-style-name="Standard">
      <style:text-properties fo:font-size="22pt" fo:language="en" fo:country="US" officeooo:rsid="001d0166" officeooo:paragraph-rsid="001ec060" style:font-size-asian="22pt" style:font-size-complex="22pt"/>
    </style:style>
    <style:style style:name="P15" style:family="paragraph" style:parent-style-name="Standard">
      <style:text-properties fo:font-size="22pt" fo:language="en" fo:country="US" officeooo:rsid="001d0166" officeooo:paragraph-rsid="0024116c" style:font-size-asian="22pt" style:font-size-complex="22pt"/>
    </style:style>
    <style:style style:name="P16" style:family="paragraph" style:parent-style-name="Standard">
      <style:text-properties fo:font-size="22pt" fo:language="en" fo:country="US" officeooo:rsid="001d0166" officeooo:paragraph-rsid="00266d18" style:font-size-asian="22pt" style:font-size-complex="22pt"/>
    </style:style>
    <style:style style:name="P17" style:family="paragraph" style:parent-style-name="Standard">
      <style:text-properties fo:font-size="22pt" fo:language="en" fo:country="US" officeooo:rsid="001d3ecc" officeooo:paragraph-rsid="001ec060" style:font-size-asian="22pt" style:font-size-complex="22pt"/>
    </style:style>
    <style:style style:name="P18" style:family="paragraph" style:parent-style-name="Standard">
      <style:text-properties fo:font-size="22pt" fo:language="en" fo:country="US" officeooo:rsid="001ec060" officeooo:paragraph-rsid="001ec060" style:font-size-asian="22pt" style:font-size-complex="22pt"/>
    </style:style>
    <style:style style:name="P19" style:family="paragraph" style:parent-style-name="Standard">
      <style:text-properties fo:font-size="22pt" fo:language="en" fo:country="US" officeooo:rsid="0024116c" officeooo:paragraph-rsid="0024116c" style:font-size-asian="22pt" style:font-size-complex="22pt"/>
    </style:style>
    <style:style style:name="P20" style:family="paragraph" style:parent-style-name="Standard">
      <style:text-properties fo:font-size="22pt" fo:language="en" fo:country="US" officeooo:rsid="0027954e" officeooo:paragraph-rsid="0027954e" style:font-size-asian="22pt" style:font-size-complex="22pt"/>
    </style:style>
    <style:style style:name="P21" style:family="paragraph" style:parent-style-name="Standard">
      <style:text-properties fo:font-size="22pt" style:text-underline-style="solid" style:text-underline-width="auto" style:text-underline-color="font-color" fo:font-weight="bold" officeooo:rsid="0020ca64" officeooo:paragraph-rsid="0020ca64" style:font-size-asian="22pt" style:font-weight-asian="bold" style:font-size-complex="22pt" style:font-weight-complex="bold"/>
    </style:style>
    <style:style style:name="P22" style:family="paragraph" style:parent-style-name="Standard">
      <style:text-properties fo:language="en" fo:country="US" officeooo:paragraph-rsid="0024116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a447"/>
    </style:style>
    <style:style style:name="T3" style:family="text">
      <style:text-properties fo:language="en" fo:country="US" officeooo:rsid="001d0166"/>
    </style:style>
    <style:style style:name="T4" style:family="text">
      <style:text-properties fo:language="en" fo:country="US" officeooo:rsid="001ec060"/>
    </style:style>
    <style:style style:name="T5" style:family="text">
      <style:text-properties officeooo:rsid="001ba447"/>
    </style:style>
    <style:style style:name="T6" style:family="text">
      <style:text-properties officeooo:rsid="001d0166"/>
    </style:style>
    <style:style style:name="T7" style:family="text">
      <style:text-properties officeooo:rsid="001ec060"/>
    </style:style>
    <style:style style:name="T8" style:family="text">
      <style:text-properties officeooo:rsid="0020ca64"/>
    </style:style>
    <style:style style:name="T9" style:family="text">
      <style:text-properties officeooo:rsid="00228501"/>
    </style:style>
    <style:style style:name="T10" style:family="text">
      <style:text-properties fo:font-size="22pt" officeooo:rsid="001d0166" style:font-size-asian="22pt" style:font-size-complex="22pt"/>
    </style:style>
    <style:style style:name="T11" style:family="text">
      <style:text-properties fo:font-size="22pt" officeooo:rsid="0024116c" style:font-size-asian="22pt" style:font-size-complex="22pt"/>
    </style:style>
    <style:style style:name="T12" style:family="text">
      <style:text-properties officeooo:rsid="001b0b8a"/>
    </style:style>
    <style:style style:name="T13" style:family="text">
      <style:text-properties officeooo:rsid="002887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3">Combinações</text:span> das Esferas Elementais</text:p>
      <text:p text:style-name="P1"/>
      <text:p text:style-name="P1"/>
      <text:p text:style-name="P1">Basic Elements:</text:p>
      <text:p text:style-name="P1">fire (fogo)</text:p>
      <text:p text:style-name="P1">rock (pedra)</text:p>
      <text:p text:style-name="P1">water (agua)</text:p>
      <text:p text:style-name="P1">air (ar)</text:p>
      <text:p text:style-name="P1"/>
      <text:p text:style-name="P1"/>
      <text:p text:style-name="P1"/>
      <text:p text:style-name="P1">Fusion <text:span text:style-name="T5">Basic</text:span> Elements:</text:p>
      <text:p text:style-name="P8">fire+rock = metal (metal) <text:span text:style-name="T7">ok</text:span></text:p>
      <text:p text:style-name="P11">water+rock = <text:s/>mud (lama)<text:span text:style-name="T7">ok</text:span></text:p>
      <text:p text:style-name="P2">air+ water = ice (gelo) <text:span text:style-name="T7">ok</text:span></text:p>
      <text:p text:style-name="P4"><text:span text:style-name="T5">fire+air = </text:span><text:span text:style-name="T4">heat (calor)</text:span><text:span text:style-name="T5"> ok</text:span></text:p>
      <text:p text:style-name="P7"><text:span text:style-name="T1">rock+air = sand (areia) </text:span><text:span text:style-name="T4">ok</text:span></text:p>
      <text:p text:style-name="P5"><text:span text:style-name="T3">water+fire =</text:span><text:bookmark text:name="result_box"/><text:span text:style-name="T3"> steam (vapor) </text:span><text:span text:style-name="T4">ok</text:span></text:p>
      <text:p text:style-name="P13"/>
      <text:p text:style-name="P13"/>
      <text:p text:style-name="P13"/>
      <text:p text:style-name="P3"><text:span text:style-name="T1">Fusion </text:span><text:span text:style-name="T2">Basic</text:span><text:span text:style-name="T1"> Elements </text:span><text:span text:style-name="T2">II</text:span><text:span text:style-name="T1">:</text:span></text:p>
      <text:p text:style-name="P9">water+air = electricity (eletricidade) <text:span text:style-name="T7">ok</text:span></text:p>
      <text:p text:style-name="P10">air+rock = dust (poeira) <text:span text:style-name="T7">ok</text:span></text:p>
      <text:p text:style-name="P16">air+fire = <text:span text:style-name="T12">plasm (plasma) <text:s/>ok</text:span></text:p>
      <text:p text:style-name="P17">fire+water = <text:span text:style-name="T6">smoke (fumaca) ok </text:span></text:p>
      <text:p text:style-name="P14">rock+fire = lava/magma (lava/magma) ok</text:p>
      <text:p text:style-name="P11">rock+water = wood (madeira) <text:s/><text:span text:style-name="T7">ok</text:span></text:p>
      <text:p text:style-name="P12"><text:soft-page-break/>Fusion Advance Elements:</text:p>
      <text:p text:style-name="P6"><text:span text:style-name="T1">electricity+</text:span><text:span text:style-name="T3">water</text:span><text:span text:style-name="T1"> = tempest/storm (tempestade) </text:span><text:span text:style-name="T4">ok</text:span></text:p>
      <text:p text:style-name="P15"><text:span text:style-name="T9">electricity+air </text:span><text:s/>= explosion (explosao) <text:span text:style-name="T7">ok</text:span></text:p>
      <text:p text:style-name="P15">electricity+fire = flame (chama) <text:span text:style-name="T7">ok</text:span></text:p>
      <text:p text:style-name="P22"><text:span text:style-name="T10">electricity+rock </text:span><text:span text:style-name="T11">= magnetism (magnetismo)</text:span></text:p>
      <text:p text:style-name="P19"/>
      <text:p text:style-name="P18">Secret Basic Elements:<text:line-break/>dark (<text:span text:style-name="T8">escuro)</text:span> </text:p>
      <text:p text:style-name="P18">light <text:span text:style-name="T8">(luz)</text:span></text:p>
      <text:p text:style-name="P18"/>
      <text:p text:style-name="P18"/>
      <text:p text:style-name="P20">Toxic Elements: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14:15:49.076119686</meta:creation-date>
    <dc:date>2016-06-14T21:02:43.754000000</dc:date>
    <meta:editing-duration>PT1H37M48S</meta:editing-duration>
    <meta:editing-cycles>8</meta:editing-cycles>
    <meta:generator>LibreOffice/4.4.7.2$Windows_x86 LibreOffice_project/f3153a8b245191196a4b6b9abd1d0da16eead600</meta:generator>
    <meta:document-statistic meta:table-count="0" meta:image-count="0" meta:object-count="0" meta:page-count="2" meta:paragraph-count="28" meta:word-count="112" meta:character-count="751" meta:non-whitespace-character-count="661"/>
  </office:meta>
</office:document-meta>
</file>